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3815c9" officeooo:paragraph-rsid="003815c9"/>
    </style:style>
    <style:style style:name="P2" style:family="paragraph" style:parent-style-name="Standard">
      <style:paragraph-properties fo:text-align="justify" style:justify-single-word="false"/>
      <style:text-properties fo:language="en" fo:country="US" officeooo:rsid="0058a97c" officeooo:paragraph-rsid="0058a97c"/>
    </style:style>
    <style:style style:name="P3" style:family="paragraph" style:parent-style-name="Standard">
      <style:paragraph-properties fo:text-align="justify" style:justify-single-word="false"/>
      <style:text-properties fo:language="it" fo:country="IT" officeooo:rsid="004b84a7" officeooo:paragraph-rsid="004b84a7"/>
    </style:style>
    <style:style style:name="P4" style:family="paragraph" style:parent-style-name="Standard">
      <style:paragraph-properties fo:text-align="justify" style:justify-single-word="false"/>
      <style:text-properties fo:language="en" fo:country="US" officeooo:rsid="001fe07b" officeooo:paragraph-rsid="002f97d2"/>
    </style:style>
    <style:style style:name="P5" style:family="paragraph" style:parent-style-name="Standard">
      <style:paragraph-properties fo:text-align="justify" style:justify-single-word="false"/>
      <style:text-properties fo:language="en" fo:country="US" officeooo:rsid="001fe07b" officeooo:paragraph-rsid="001fe07b"/>
    </style:style>
    <style:style style:name="P6" style:family="paragraph" style:parent-style-name="Standard">
      <style:paragraph-properties fo:text-align="justify" style:justify-single-word="false"/>
      <style:text-properties fo:language="it" fo:country="IT" officeooo:rsid="003676fb" officeooo:paragraph-rsid="003676fb"/>
    </style:style>
    <style:style style:name="P7" style:family="paragraph" style:parent-style-name="Standard">
      <style:paragraph-properties fo:text-align="justify" style:justify-single-word="false"/>
      <style:text-properties fo:language="it" fo:country="IT" officeooo:rsid="003815c9" officeooo:paragraph-rsid="003676fb"/>
    </style:style>
    <style:style style:name="P8" style:family="paragraph" style:parent-style-name="Standard">
      <style:paragraph-properties fo:text-align="justify" style:justify-single-word="false"/>
      <style:text-properties fo:language="en" fo:country="US" officeooo:rsid="002b1bcc" officeooo:paragraph-rsid="002b1bcc"/>
    </style:style>
    <style:style style:name="P9" style:family="paragraph" style:parent-style-name="Standard">
      <style:paragraph-properties fo:text-align="justify" style:justify-single-word="false"/>
      <style:text-properties fo:language="en" fo:country="US" officeooo:rsid="002b1bcc" officeooo:paragraph-rsid="002f97d2"/>
    </style:style>
    <style:style style:name="P10" style:family="paragraph" style:parent-style-name="Standard">
      <style:paragraph-properties fo:text-align="justify" style:justify-single-word="false"/>
      <style:text-properties fo:language="it" fo:country="IT" officeooo:rsid="005653aa" officeooo:paragraph-rsid="005653aa"/>
    </style:style>
    <style:style style:name="P11" style:family="paragraph" style:parent-style-name="Standard">
      <style:paragraph-properties fo:text-align="justify" style:justify-single-word="false"/>
      <style:text-properties fo:language="it" fo:country="IT" officeooo:rsid="003815c9" officeooo:paragraph-rsid="005653aa"/>
    </style:style>
    <style:style style:name="P12" style:family="paragraph" style:parent-style-name="Standard">
      <style:paragraph-properties fo:text-align="justify" style:justify-single-word="false"/>
      <style:text-properties fo:language="it" fo:country="IT" officeooo:rsid="003815c9" officeooo:paragraph-rsid="003815c9"/>
    </style:style>
    <style:style style:name="P13" style:family="paragraph" style:parent-style-name="Standard">
      <style:paragraph-properties fo:text-align="justify" style:justify-single-word="false"/>
      <style:text-properties fo:language="en" fo:country="US" officeooo:rsid="003172ea" officeooo:paragraph-rsid="003172ea"/>
    </style:style>
    <style:style style:name="P14" style:family="paragraph" style:parent-style-name="Standard">
      <style:paragraph-properties fo:text-align="justify" style:justify-single-word="false"/>
      <style:text-properties fo:language="it" fo:country="IT" officeooo:rsid="003e5d4b" officeooo:paragraph-rsid="003e5d4b"/>
    </style:style>
    <style:style style:name="P15" style:family="paragraph" style:parent-style-name="Standard">
      <style:paragraph-properties fo:text-align="justify" style:justify-single-word="false"/>
      <style:text-properties fo:language="it" fo:country="IT" officeooo:rsid="003d17ab" officeooo:paragraph-rsid="003815c9"/>
    </style:style>
    <style:style style:name="P16" style:family="paragraph" style:parent-style-name="Standard">
      <style:paragraph-properties fo:text-align="justify" style:justify-single-word="false"/>
      <style:text-properties fo:language="en" fo:country="US" officeooo:rsid="003d35ad" officeooo:paragraph-rsid="003d35ad"/>
    </style:style>
    <style:style style:name="P17" style:family="paragraph" style:parent-style-name="Standard">
      <style:paragraph-properties fo:text-align="justify" style:justify-single-word="false"/>
      <style:text-properties fo:language="en" fo:country="US" officeooo:rsid="003d35ad" officeooo:paragraph-rsid="0049b7ca"/>
    </style:style>
    <style:style style:name="P18" style:family="paragraph" style:parent-style-name="Standard">
      <style:paragraph-properties fo:text-align="justify" style:justify-single-word="false"/>
      <style:text-properties fo:language="it" fo:country="IT" officeooo:rsid="003ed49d" officeooo:paragraph-rsid="0049b7ca"/>
    </style:style>
    <style:style style:name="P19" style:family="paragraph" style:parent-style-name="Standard">
      <style:paragraph-properties fo:text-align="justify" style:justify-single-word="false"/>
      <style:text-properties fo:language="it" fo:country="IT" officeooo:rsid="003ed49d" officeooo:paragraph-rsid="003ed49d"/>
    </style:style>
    <style:style style:name="P20" style:family="paragraph" style:parent-style-name="Standard">
      <style:paragraph-properties fo:text-align="justify" style:justify-single-word="false"/>
      <style:text-properties fo:language="it" fo:country="IT" officeooo:rsid="0049b7ca" officeooo:paragraph-rsid="0049b7ca"/>
    </style:style>
    <style:style style:name="P21" style:family="paragraph" style:parent-style-name="Standard">
      <style:paragraph-properties fo:text-align="justify" style:justify-single-word="false"/>
      <style:text-properties fo:language="it" fo:country="IT" officeooo:rsid="003eecad" officeooo:paragraph-rsid="0049b7ca"/>
    </style:style>
    <style:style style:name="P22" style:family="paragraph" style:parent-style-name="Standard">
      <style:paragraph-properties fo:text-align="justify" style:justify-single-word="false"/>
      <style:text-properties fo:language="it" fo:country="IT" officeooo:rsid="003eecad" officeooo:paragraph-rsid="003eecad"/>
    </style:style>
    <style:style style:name="P23" style:family="paragraph" style:parent-style-name="Standard">
      <style:paragraph-properties fo:text-align="justify" style:justify-single-word="false"/>
      <style:text-properties fo:language="en" fo:country="US" officeooo:rsid="003eecad" officeooo:paragraph-rsid="003eecad"/>
    </style:style>
    <style:style style:name="P24" style:family="paragraph" style:parent-style-name="Standard">
      <style:paragraph-properties fo:text-align="justify" style:justify-single-word="false"/>
      <style:text-properties fo:language="it" fo:country="IT" officeooo:rsid="00403f8d" officeooo:paragraph-rsid="00403f8d"/>
    </style:style>
    <style:style style:name="P25" style:family="paragraph" style:parent-style-name="Standard">
      <style:paragraph-properties fo:text-align="justify" style:justify-single-word="false"/>
      <style:text-properties fo:language="it" fo:country="IT" officeooo:rsid="00528349" officeooo:paragraph-rsid="00528349"/>
    </style:style>
    <style:style style:name="P26" style:family="paragraph" style:parent-style-name="Standard">
      <style:paragraph-properties fo:text-align="justify" style:justify-single-word="false"/>
      <style:text-properties fo:language="it" fo:country="IT" officeooo:rsid="004ac9de" officeooo:paragraph-rsid="004ac9de"/>
    </style:style>
    <style:style style:name="P27" style:family="paragraph" style:parent-style-name="Standard">
      <style:paragraph-properties fo:text-align="justify" style:justify-single-word="false"/>
      <style:text-properties fo:language="it" fo:country="IT" officeooo:rsid="0040f990" officeooo:paragraph-rsid="004ac9de"/>
    </style:style>
    <style:style style:name="P28" style:family="paragraph" style:parent-style-name="Standard">
      <style:paragraph-properties fo:text-align="justify" style:justify-single-word="false"/>
      <style:text-properties fo:language="en" fo:country="US" officeooo:rsid="003815c9" officeooo:paragraph-rsid="003eecad"/>
    </style:style>
    <style:style style:name="P29" style:family="paragraph" style:parent-style-name="Standard">
      <style:paragraph-properties fo:text-align="justify" style:justify-single-word="false"/>
      <style:text-properties fo:language="it" fo:country="IT" officeooo:rsid="00420cd6" officeooo:paragraph-rsid="00420cd6"/>
    </style:style>
    <style:style style:name="P30" style:family="paragraph" style:parent-style-name="Standard">
      <style:paragraph-properties fo:text-align="justify" style:justify-single-word="false"/>
      <style:text-properties fo:language="it" fo:country="IT" officeooo:rsid="00420cd6" officeooo:paragraph-rsid="00446be4"/>
    </style:style>
    <style:style style:name="P31" style:family="paragraph" style:parent-style-name="Standard">
      <style:paragraph-properties fo:text-align="justify" style:justify-single-word="false"/>
      <style:text-properties fo:language="it" fo:country="IT" officeooo:rsid="0043f8ee" officeooo:paragraph-rsid="0043f8ee"/>
    </style:style>
    <style:style style:name="P32" style:family="paragraph" style:parent-style-name="Standard">
      <style:paragraph-properties fo:text-align="justify" style:justify-single-word="false"/>
      <style:text-properties fo:language="it" fo:country="IT" officeooo:rsid="00446be4" officeooo:paragraph-rsid="00446be4"/>
    </style:style>
    <style:style style:name="P33" style:family="paragraph" style:parent-style-name="Standard">
      <style:paragraph-properties fo:text-align="justify" style:justify-single-word="false"/>
      <style:text-properties fo:language="it" fo:country="IT" officeooo:rsid="0046d956" officeooo:paragraph-rsid="0046d956"/>
    </style:style>
    <style:style style:name="P34" style:family="paragraph" style:parent-style-name="Standard">
      <style:paragraph-properties fo:text-align="justify" style:justify-single-word="false"/>
      <style:text-properties fo:language="it" fo:country="IT" officeooo:rsid="005089e6" officeooo:paragraph-rsid="005089e6"/>
    </style:style>
    <style:style style:name="P35" style:family="paragraph" style:parent-style-name="Standard">
      <style:paragraph-properties fo:text-align="justify" style:justify-single-word="false"/>
      <style:text-properties fo:language="it" fo:country="IT" officeooo:rsid="0046d956" officeooo:paragraph-rsid="0050e521"/>
    </style:style>
    <style:style style:name="P36" style:family="paragraph" style:parent-style-name="Standard">
      <style:paragraph-properties fo:text-align="justify" style:justify-single-word="false"/>
      <style:text-properties fo:language="it" fo:country="IT" officeooo:rsid="004d2acf" officeooo:paragraph-rsid="004d2acf"/>
    </style:style>
    <style:style style:name="P37" style:family="paragraph" style:parent-style-name="Standard">
      <style:paragraph-properties fo:text-align="justify" style:justify-single-word="false"/>
      <style:text-properties fo:language="en" fo:country="US" officeooo:rsid="00486b41" officeooo:paragraph-rsid="00486b41"/>
    </style:style>
    <style:style style:name="T1" style:family="text">
      <style:text-properties fo:language="it" fo:country="IT"/>
    </style:style>
    <style:style style:name="T2" style:family="text">
      <style:text-properties fo:language="it" fo:country="IT" officeooo:rsid="002f97d2"/>
    </style:style>
    <style:style style:name="T3" style:family="text">
      <style:text-properties officeooo:rsid="002f97d2"/>
    </style:style>
    <style:style style:name="T4" style:family="text">
      <style:text-properties officeooo:rsid="0058a97c"/>
    </style:style>
    <style:style style:name="T5" style:family="text">
      <style:text-properties officeooo:rsid="003c9c8f"/>
    </style:style>
    <style:style style:name="T6" style:family="text">
      <style:text-properties officeooo:rsid="00553b3d"/>
    </style:style>
    <style:style style:name="T7" style:family="text">
      <style:text-properties officeooo:rsid="0049b7ca"/>
    </style:style>
    <style:style style:name="T8" style:family="text">
      <style:text-properties officeooo:rsid="003815c9"/>
    </style:style>
    <style:style style:name="T9" style:family="text">
      <style:text-properties officeooo:rsid="002c7ad3"/>
    </style:style>
    <style:style style:name="T10" style:family="text">
      <style:text-properties officeooo:rsid="002e3f17"/>
    </style:style>
    <style:style style:name="T11" style:family="text">
      <style:text-properties officeooo:rsid="003a9230"/>
    </style:style>
    <style:style style:name="T12" style:family="text">
      <style:text-properties officeooo:rsid="002d9aa7"/>
    </style:style>
    <style:style style:name="T13" style:family="text">
      <style:text-properties fo:language="it" fo:country="IT" officeooo:rsid="003d17ab"/>
    </style:style>
    <style:style style:name="T14" style:family="text">
      <style:text-properties fo:language="it" fo:country="IT" officeooo:rsid="003a9230"/>
    </style:style>
    <style:style style:name="T15" style:family="text">
      <style:text-properties fo:language="it" fo:country="IT" officeooo:rsid="002d9aa7"/>
    </style:style>
    <style:style style:name="T16" style:family="text">
      <style:text-properties fo:language="it" fo:country="IT" officeooo:rsid="003815c9"/>
    </style:style>
    <style:style style:name="T17" style:family="text">
      <style:text-properties officeooo:rsid="003d17ab"/>
    </style:style>
    <style:style style:name="T18" style:family="text">
      <style:text-properties officeooo:rsid="003eecad"/>
    </style:style>
    <style:style style:name="T19" style:family="text">
      <style:text-properties officeooo:rsid="003d35ad"/>
    </style:style>
    <style:style style:name="T20" style:family="text">
      <style:text-properties officeooo:rsid="0059e250"/>
    </style:style>
    <style:style style:name="T21" style:family="text">
      <style:text-properties fo:language="en" fo:country="US" officeooo:rsid="003d35ad"/>
    </style:style>
    <style:style style:name="T22" style:family="text">
      <style:text-properties fo:language="en" fo:country="US" officeooo:rsid="0059e250"/>
    </style:style>
    <style:style style:name="T23" style:family="text">
      <style:text-properties officeooo:rsid="0056ca69"/>
    </style:style>
    <style:style style:name="T24" style:family="text">
      <style:text-properties fo:language="it" fo:country="IT" officeooo:rsid="003e5d4b"/>
    </style:style>
    <style:style style:name="T25" style:family="text">
      <style:text-properties fo:language="it" fo:country="IT" officeooo:rsid="003ed49d"/>
    </style:style>
    <style:style style:name="T26" style:family="text">
      <style:text-properties fo:language="en" fo:country="US" officeooo:rsid="0049b7ca"/>
    </style:style>
    <style:style style:name="T27" style:family="text">
      <style:text-properties officeooo:rsid="004b84a7"/>
    </style:style>
    <style:style style:name="T28" style:family="text">
      <style:text-properties officeooo:rsid="005b7a6b"/>
    </style:style>
    <style:style style:name="T29" style:family="text">
      <style:text-properties fo:language="en" fo:country="US"/>
    </style:style>
    <style:style style:name="T30" style:family="text">
      <style:text-properties fo:language="en" fo:country="US" officeooo:rsid="00403f8d"/>
    </style:style>
    <style:style style:name="T31" style:family="text">
      <style:text-properties officeooo:rsid="00403f8d"/>
    </style:style>
    <style:style style:name="T32" style:family="text">
      <style:text-properties officeooo:rsid="00528349"/>
    </style:style>
    <style:style style:name="T33" style:family="text">
      <style:text-properties officeooo:rsid="004ac9de"/>
    </style:style>
    <style:style style:name="T34" style:family="text">
      <style:text-properties officeooo:rsid="0043f8ee"/>
    </style:style>
    <style:style style:name="T35" style:family="text">
      <style:text-properties officeooo:rsid="00450710"/>
    </style:style>
    <style:style style:name="T36" style:family="text">
      <style:text-properties officeooo:rsid="0039bf1e"/>
    </style:style>
    <style:style style:name="T37" style:family="text">
      <style:text-properties officeooo:rsid="00486b41"/>
    </style:style>
    <style:style style:name="T38" style:family="text">
      <style:text-properties fo:language="en" fo:country="US" officeooo:rsid="00486b41"/>
    </style:style>
    <style:style style:name="T39" style:family="text">
      <style:text-properties officeooo:rsid="005c1a73"/>
    </style:style>
    <style:style style:name="T40" style:family="text">
      <style:text-properties officeooo:rsid="0050e5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ertura]]</text:p>
      <text:p text:style-name="P2">Buon giorno. Prima di iniziare vorrei cogliere un attimo per ringraziare tutti della vostra presenza.</text:p>
      <text:p text:style-name="P3"/>
      <text:p text:style-name="P4">Mi presento, sono Francesco Birib<text:span text:style-name="T1">ò, </text:span><text:span text:style-name="T2">e la mia tesi si intitola: “</text:span><text:span text:style-name="T3">Analisi del linguaggio Rust e della sua adozione nei sistemi operativi”.</text:span></text:p>
      <text:p text:style-name="P5"/>
      <text:p text:style-name="P6">Sicuramente quasi a tutti sarà capitato, mentre utilizzano un PC, di assistere ad applicazioni, o peggio ancora, al sistema operativo in se, di bloccarsi o crashare del tutto. Non <text:span text:style-name="T4">in tutti</text:span>, ma in <text:span text:style-name="T5">molti</text:span> casi questi problemi sono dovuti a errori legati alla memoria, <text:span text:style-name="T5">nello specifico</text:span>, a una sua cattiva o inefficiente gestione (su questo ci torneremo <text:span text:style-name="T5">a breve</text:span>). Il mio lavoro di tesi parte proprio da questo <text:span text:style-name="T6">problema</text:span><text:span text:style-name="T5">, </text:span><text:span text:style-name="T7">analizzando una soluzione molto popolare negli ultimi anni, Rust</text:span>.</text:p>
      <text:p text:style-name="P5"/>
      <text:p text:style-name="P6">Con questa presentazione intendo fornire un contesto generale sul linguaggio di programmazione Rust, introducen<text:span text:style-name="T5">d</text:span>o i suoi aspetti chiave e le motivazioni dietro alla sua crescente adozione in svariati progetti, <text:span text:style-name="T8">in particolar modo di basso livello (come i sistemi operativi)</text:span>, facendo riferimento anche ad <text:span text:style-name="T8">alcuni </text:span>di essi, <text:span text:style-name="T6">con lo scopo di mostrare come Rust rappresenti </text:span><text:span text:style-name="T4">uno strumento valido nella</text:span><text:span text:style-name="T6"> programmazione di basso livello</text:span>; <text:span text:style-name="T8">infine, fornirò qualche consiglio generale riguardo al linguaggio.</text:span></text:p>
      <text:p text:style-name="P7"/>
      <text:p text:style-name="P7"/>
      <text:p text:style-name="P1">[[Prima parte –<text:span text:style-name="T1"> Come mai rust?</text:span>]]</text:p>
      <text:p text:style-name="P8">Suppongo la maggior parte di voi sia a conoscenza, o abbia <text:span text:style-name="T9">almeno</text:span> sentito parlare, della memoria in ambito informatico. Giusto per <text:span text:style-name="T10">essere sicuri</text:span> di <text:span text:style-name="T4">non lasciare indietro I non informatici</text:span>, permettetemi di fare un ripasso:</text:p>
      <text:p text:style-name="P9">tralasciando il lato hardware, da un punto di vista software, <text:span text:style-name="T9">possiamo vedere la memoria come un’area che permette a</text:span><text:span text:style-name="T3">i </text:span><text:span text:style-name="T11">programmi, durante la loro esecuzione (I cosiddetti processi)</text:span><text:span text:style-name="T9">, di memorizzare </text:span><text:span text:style-name="T12">e recuperare </text:span><text:span text:style-name="T9">valori temporanei. </text:span><text:span text:style-name="T11">Prima di poter</text:span><text:span text:style-name="T13">la</text:span><text:span text:style-name="T11"> utilizzare</text:span><text:span text:style-name="T14"> è necessario allocarla (ovvero riservarla), e quando non </text:span><text:span text:style-name="T13">serve più</text:span><text:span text:style-name="T14"> va liberata.</text:span></text:p>
      <text:p text:style-name="P9"><text:span text:style-name="T12">In base al linguaggio </text:span><text:span text:style-name="T10">di programmazione </text:span><text:span text:style-name="T12">queste operazioni </text:span><text:span text:style-name="T10">(dett</text:span><text:span text:style-name="T3">e</text:span><text:span text:style-name="T10"> ‘gestione </text:span><text:span text:style-name="T3">della memoria</text:span><text:span text:style-name="T10">’) </text:span><text:span text:style-name="T12">possono essere manuali o automatiche. </text:span><text:span text:style-name="T8">Entrambe portano pro e contro:</text:span></text:p>
      <text:p text:style-name="P9"><text:span text:style-name="T8">Brevemente, </text:span><text:span text:style-name="T12">la</text:span><text:span text:style-name="T15"> gestione manuale </text:span><text:span text:style-name="T8">permette un controllo diretto, </text:span><text:span text:style-name="T16">è più veloce ma </text:span><text:span text:style-name="T15">è incline a errori, mentre quella automatica </text:span><text:span text:style-name="T16">è più sicura, ma riduce il controllo diretto ed è</text:span><text:span text:style-name="T15"> più lenta </text:span><text:span text:style-name="T16">(perché avviene </text:span><text:span text:style-name="T13">a carico di un componente, chiamato GC,</text:span><text:span text:style-name="T16"> durante l’esecuzione)</text:span><text:span text:style-name="T15">. </text:span></text:p>
      <text:p text:style-name="P10">Sono entrambe valide e di solito si sceglie quella appropriata a <text:span text:style-name="T4">ogni</text:span> contesto.</text:p>
      <text:p text:style-name="P11">Nell’ambito di ‘basso livello’, ovvero applicazioni che interagiscono con componenti fisici (come memoria, disco rigido, schede grafiche per fare un esempio), proprio come un sistema operativo, non si può fare a meno delle prestazioni e del controllo, in altre parole, si <text:span text:style-name="T17">opta sempre</text:span> <text:span text:style-name="T17">per</text:span> l’approccio manuale, <text:span text:style-name="T17">cercando si di ridurre al minimo gli errori, ma accettando la possibilità che si presentino</text:span>.</text:p>
      <text:p text:style-name="P12">Ecco, Rust nasce <text:span text:style-name="T18">come linguaggio di basso livello che tenta di of</text:span>frire una terza alternativa: una gestione che concilia sicurezza, controllo e prestazioni, chiamata ‘Modello di ownership’.</text:p>
      <text:p text:style-name="P13"/>
      <text:p text:style-name="P13"/>
      <text:p text:style-name="P1">[[Seconda parte – Come fa Rust? A.k.a. modello di ownership]]</text:p>
      <text:p text:style-name="P14">Questo si basa su una serie di concetti e regole che, oltre a modellare la struttura dei programmi, permettono di garantire la sicurezza della memoria a tempo di compilazione. Questo perché le regole devono essere rispettate per poter procedere con la compilazione, quindi, se il programma compila, allora è privo di errori legati alla memoria.</text:p>
      <text:p text:style-name="P15"/>
      <text:p text:style-name="P14">Il primo concetto fondamentale è l’ownership: In rust ogni valore ha un proprietario, ovvero la variabile che lo possiede in un determinato istante <text:span text:style-name="T19">(per esempio </text:span><text:span text:style-name="T20">per questa stringa</text:span><text:span text:style-name="T21"> “</text:span><text:span text:style-name="T22">0z12</text:span><text:span text:style-name="T21">”, ‘</text:span><text:span text:style-name="T22">v1</text:span><text:span text:style-name="T21">’ </text:span><text:span text:style-name="T20">è il </text:span><text:soft-page-break/><text:span text:style-name="T20">proprietario, v1 possiede la stringa 0z12</text:span><text:span text:style-name="T21">). </text:span>Il proprietario è unico, ovvero, quando si assegna il valore di una variabile a un’altra, quella di partenza perde il possesso del valore, che viene trasferito alla seconda, di conseguenza, la prima variabile non è più utilizzabile né valida. Infine, la memoria viene liberata automaticamente, ovvero, quando un proprietario non è più raggiungibile (termina una funzione o un ramo interno del programma), allora il relativo valore viene scartato. <text:span text:style-name="T23">Ulteriore nota prima di passare al meccanismo successivo: le variabili in Rust sono di default non modificabili e richiedono la parola chiave ‘mut’ durante la dichiarazione per essere modificate in seguito.</text:span></text:p>
      <text:p text:style-name="P16"/>
      <text:p text:style-name="P17">Quando necessitiamo di lavorare con valori altrui <text:span text:style-name="T24">però</text:span>, senza doverli possedere, si utilizzano I riferimenti, in questo contesto <text:span text:style-name="T24">entra in gioco il borrowing</text:span> (presa in prestito). <text:span text:style-name="T25">Il Borrowing presenta una serie di regole, da rispettare per poter considerare il programma valido:</text:span></text:p>
      <text:p text:style-name="P18">////in ogni istante per un dato valore, può esistere solo un riferimento mutabile (ovvero può modificare il contenuto della variabile originale) – <text:span text:style-name="T26">evita scritture parallele inconsistenti</text:span>. </text:p>
      <text:p text:style-name="P18">////<text:span text:style-name="T26">s</text:span>e esiste almeno un riferimento non modificabile, allora non possono esistere riferimetni modificabili – <text:span text:style-name="T26">evita letture inconsistenti;</text:span></text:p>
      <text:p text:style-name="P18">Infine, ogni riferimento deve essere valido – <text:span text:style-name="T26">evita riferimenti a memoria non pi</text:span><text:span text:style-name="T7">ù valida (liberata e potenzialmente riutilizzata da altri).</text:span></text:p>
      <text:p text:style-name="P19"><text:span text:style-name="T7">Le regole v</text:span>engono controllate dal compilatore, il quale tiene traccia dei proprietari e dei vari riferimenti e, se osserva anche solo una regola non rispettata, interrompe la compilazione.</text:p>
      <text:p text:style-name="P19"/>
      <text:p text:style-name="P19">Ci sarebbe un altro meccanismo, le lifetime, che indicano la durata temporale dei riferimenti, per questo potrebbero anche essere viste come una specifica, e quindi parte, del borrowing. <text:span text:style-name="T22">Non </text:span><text:span text:style-name="T20">mostrerò niente a riguardo oggi, c</text:span>onsiderando che il compilatore riesce quasi sempre a dichiararle implicitamente e solo in casi specifici vanno utilizzate <text:span text:style-name="T20">in maniera esplicita</text:span>.</text:p>
      <text:p text:style-name="P1"/>
      <text:p text:style-name="P1"/>
      <text:p text:style-name="P1">[[Terza parte – Come si ritiene utile? Vs C]]</text:p>
      <text:p text:style-name="P19">Grazie al modello di ownership, <text:span text:style-name="T18">siccome le regole e i controlli necessari vengono eseguiti durante la fase di compilazione, non vengono introdotti ritardi o rallentamenti durante l’esecuzione. Questo lo renderebbe ottimo per lo sviluppo di basso livello: offre controllo e velocità, senza il rischio di possibili errori di memoria, che era il punto cruciale visto all’inizio.</text:span></text:p>
      <text:p text:style-name="P19"/>
      <text:p text:style-name="P20">Per dimostrare come Rust <text:span text:style-name="T27">questa affermazione</text:span>, in linea teorica, p<text:span text:style-name="T18">rendiamo in considerazione C, il linguaggio più utilizzato, </text:span>al giorno d’oggi,<text:span text:style-name="T18"> nello sviluppo di basso livello.</text:span></text:p>
      <text:p text:style-name="P21"><text:span text:style-name="T7">T</text:span>ra le varie motivazioni che ho trovato (<text:span text:style-name="T28">presso l’articolo consultabile tramite QR’CODE</text:span>), si ha: </text:p>
      <text:p text:style-name="P22"><text:tab/>compilazione → <text:span text:style-name="T29">il programma viene tradotto una volta sola in codice eseguibile, senza necessita di un interprete</text:span></text:p>
      <text:p text:style-name="P23"><text:tab/>dipendenze runtime → C pu<text:span text:style-name="T1">ò essere usato in contesti detti bare metal, ovvero senza un sistema operativo che fa da tramite per l’hardware, ottimo se dovessimo sviluppare un sistema operativo</text:span></text:p>
      <text:p text:style-name="P22"><text:tab/>manipolazione della memoria → <text:span text:style-name="T29">C grazie ai puntatori permette accesso diretto alla memoria, basta conoscere l’indirizzo di un byte e ci possiamo </text:span><text:span text:style-name="T30">l</text:span><text:span text:style-name="T31">eggerlo o scriverci.</text:span></text:p>
      <text:p text:style-name="P24">In particolare, l’ultima motivazione è quella meno sicura, in quanto un accesso diretto e non controllato può portare a potenziali errori, anche gravi, come accessi non autorizzati o saturazioen della memoria.</text:p>
      <text:p text:style-name="P24"/>
      <text:p text:style-name="P24">Adesso, tornando su Rust possiamo osservare che: anch’esso è compilato e anch’esso permette lo sviluppo di ambiente bare metal (è presente un intero libro digitale, chiamato the embedded rust book, che ne parla). Per la questione della manipolazione della memoria, si possono considerare due fattori:</text:p>
      <text:p text:style-name="P24">----Rust offre astrazioni sicure e controllate, per una gestione più semplice, controllata e con garanzie di sicurezza, ma che fanno affidamento sul<text:span text:style-name="T32">la libreria standard (che si basa sull’OS)</text:span>;</text:p>
      <text:p text:style-name="P24"><text:soft-page-break/><text:span text:style-name="T29">----Ma offre anche la parola chiave unsafe, con cui </text:span>è possibile utilizzare i puntatori nello stile C. Proprio perché non sicuro, viene consigliato di utilizzarlo solo quando strettamente necessario, per operazioni intrinsicamente non sicure (<text:span text:style-name="T32">come le interazioni dirette, senza passare dall’OS, come</text:span> nello sviluppo di un sistema operativo, in cui non <text:span text:style-name="T32">abbiamo un intermediario</text:span>).</text:p>
      <text:p text:style-name="P25"><text:line-break/>Altri benefici per quanto riguarda lo sviluppo sono il supporto multipiattaforma, le astrazioni zero cost (come Option, Result, e smart pointer come Vec, ottimizzati ove possibile dal cxompilatore) e librerie di alto livello e sicure, anche per le risorse di basso livello come file o socket.</text:p>
      <text:p text:style-name="P25">Tuttavia, si hanno anche dei contro: le astrazioni <text:span text:style-name="T33">non sempre </text:span>sono <text:span text:style-name="T33">ottimizzabili, </text:span>la <text:span text:style-name="T33">compilazione </text:span>è più<text:span text:style-name="T33"> lunga </text:span>e<text:span text:style-name="T33"> </text:span>molte librerie sono wrapper a funzioni C (seppur sicure, dipendono da esso) e la <text:span text:style-name="T33">sintassi è più </text:span>verbosa<text:span text:style-name="T33">, </text:span>perlomeno inizialmente.</text:p>
      <text:p text:style-name="P26">Conclusione: tradeoff &gt; <text:span text:style-name="T29">si investe </text:span>più tempo<text:span text:style-name="T29"> inizialmente, per apprendere il linguaggio e </text:span>per la fase<text:span text:style-name="T29"> di sviluppo, ma si ottiene un codice piu sic</text:span>uro, con le prestazioni paragonabili (e in alcuni casi migliori) a C.</text:p>
      <text:p text:style-name="P27"/>
      <text:p text:style-name="P28"/>
      <text:p text:style-name="P1">[[Quarta parte – Accenni a progetti reali]]</text:p>
      <text:p text:style-name="P29"><text:span text:style-name="T33">Tutto sommato, teoricamente, il linguaggio ha le basi e gli strumenti necessari per sviluppare applicazioni di basso livello</text:span>. Ma <text:span text:style-name="T33">non solo, </text:span><text:span text:style-name="T34">in realtà </text:span>Rust è <text:span text:style-name="T34">già</text:span> ampiamente utilizzato nella pratica, principalmente per lo sviluppo di driver, kernel e <text:span text:style-name="T34">addirittura </text:span>interi sistemi operativi. A dimostrazione di ciò vorrei presentarvi <text:span text:style-name="T33">brevemente </text:span>tre progetti <text:span text:style-name="T33">che</text:span>, <text:span text:style-name="T34">a mio parere, </text:span><text:span text:style-name="T33">sono</text:span><text:span text:style-name="T34"> i più importanti in questo ambito.</text:span></text:p>
      <text:p text:style-name="P29"/>
      <text:p text:style-name="P30">Il primo è l’impegno di Microsoft di integrare Rust nel kernel di Windows 11, per riscrivere le sezioni critiche, da un punto di vista della memoria e della concorrenza. Sebbene si tratti di un’adozione parziale, rappresenta comunque un traguardo cruciale: l<text:span text:style-name="T34">a fiducia</text:span> da parte di microsoft può portare altre aziende ‘Big Tech’, <text:span text:style-name="T34">e non solo,</text:span> a sperimentare e ad adottare il linguaggio a loro volta. <text:span text:style-name="T34">Tuttavia, data la natura proprietaria di Windows, va considerato che possiamo basarci solo su dichiarazioni di Microsoft stessa.</text:span></text:p>
      <text:p text:style-name="P29"/>
      <text:p text:style-name="P31">Per quanto riguarda il mondo open source, invece, troviamo Rust for Linux, progetto nato con l’obiettivo di integrare Rust nel kernel Linux, garantendo il supporto allo sviluppo nativo in Rust (permettere la scrittura di pezzi del kernel direttamente in Rust). Si tratta di una raccolta di progetti di calibro minore e contributi al kernel, principalmente sotto l’aspetto di driver di ogni tipo (da dispositivi di storage, schede di rete, schede video e non solo). </text:p>
      <text:p text:style-name="P31">Questa iniziativa è forse la più importante per Rust, <text:span text:style-name="T35">rappresentando una svolta sia tecnica che culturale</text:span>:</text:p>
      <text:p text:style-name="P31"><text:tab/><text:span text:style-name="T35">Tecnica: </text:span>Linux è alla base della maggior parte dell’infrastruttura digitale odierna (quasi tutti i server o android)</text:p>
      <text:p text:style-name="P31"><text:tab/><text:span text:style-name="T35">Culturale: </text:span>Ha rotto la tradizione di Linux, <text:span text:style-name="T35">che</text:span> dalla sua nascita a oggi, era presente solo codice C, nessun altro linguaggio, nemmeno C++, era stato accettato.</text:p>
      <text:p text:style-name="P1"/>
      <text:p text:style-name="P32">Infine, non meno importante, Redox OS, come si intuisce dal nome, è un sistema operativo, con la caratteristica di essere implementato completamente in Rust. Personalmente, non l’ho ancora provato, ma a giudicare da foto che si trovano online, dalle dichiarazioni di altri utenti o anche dal sito ufficiale, sebbene sia ancora in fase di sviluppo e non è ancora maturo per un utilizzo quotidiano, è utilizzabile e compatibile con alcuni strumenti essenziali (per uno sviluppatore), come git, gcc, llvm, bash e non solo.</text:p>
      <text:p text:style-name="P32"/>
      <text:p text:style-name="P32">Esistono altri progetti, tanti a dir la verità, ognuno con i propri obiettivi, per esempio la riscrittura in rust di Sudo, o, come ho visto giusto qualche settimana fa, GNU core-utils. Questi sono solo esempi, <text:soft-page-break/>ma mostrano come ci sia uno sforzo continuo per garantire la sicurezza della memoria tramite Rust, <text:span text:style-name="T35">specialmente in ambito kernel, di basso livello</text:span>.</text:p>
      <text:p text:style-name="P1"/>
      <text:p text:style-name="P1"/>
      <text:p text:style-name="P1">[[Chiusura<text:span text:style-name="T36">]]</text:span></text:p>
      <text:p text:style-name="P33">Come nota finale, vorrei aggiungere che, sebbene Rust sia in grado di portare benefici, <text:span text:style-name="T37">eliminando gli errori legati alla memoria</text:span>, non è un ‘proiettile d’argento’: non elimina, per esempio, gli errori logici</text:p>
      <text:p text:style-name="P33"><text:s/>(</text:p>
      <text:p text:style-name="P33"><text:s text:c="2"/><text:span text:style-name="T37">u16 </text:span><text:span text:style-name="T38">+ u8 → NO | ma se per sbaglio correggo in u8 – u8 → OK, ma </text:span><text:span text:style-name="T37">è sbagliata la logica</text:span></text:p>
      <text:p text:style-name="P33"><text:s/>)</text:p>
      <text:p text:style-name="P34"><text:span text:style-name="T39">Infine, </text:span>La sintassi si impara con il tempo. Il Borrow Checker si impara con l’esperienza. Ma la vera difficoltà non è solo nel linguaggio.</text:p>
      <text:p text:style-name="P35">Con questo intendo dire che è opportuno <text:span text:style-name="T37">comprendere dove e quando </text:span><text:span text:style-name="T40">usare </text:span><text:span text:style-name="T37">Rust ha senso.</text:span></text:p>
      <text:p text:style-name="P35">Da un lato, usare Rust dove non ce n’è veramente bisogno può introdurre solo complessità. Dall’altro, usandolo in maniera scorretta (tanto codice unsafe, cercare di aggirare <text:span text:style-name="T40">il borrow checker</text:span>) <text:span text:style-name="T40">si</text:span> va a vanificare i suoi benefici.</text:p>
      <text:p text:style-name="P36">L’equilibrio ottimale è quindi quello di impiegare Rust in contesti critici, dove i vantaggi si tramutano in benefici concreti, ovvero in contesti dove necessitiamo sia di prestazioni che di sicurezza.</text:p>
      <text:p text:style-name="P33"/>
      <text:p text:style-name="P37">[5s pausa]</text:p>
      <text:p text:style-name="P33"/>
      <text:p text:style-name="P33">Grazie a tutti per il vostro tempo e per la vostra attenzione. Se qualcuno avesse domande o suggerimenti, siete i benvenuti a far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0T21:03:17.743644900</meta:creation-date>
    <dc:date>2025-10-22T18:29:02.598825100</dc:date>
    <meta:editing-duration>PT9H41M30S</meta:editing-duration>
    <meta:editing-cycles>21</meta:editing-cycles>
    <meta:generator>LibreOffice/25.2.6.2$Windows_X86_64 LibreOffice_project/729c5bfe710f5eb71ed3bbde9e06a6065e9c6c5d</meta:generator>
    <meta:document-statistic meta:table-count="0" meta:image-count="0" meta:object-count="0" meta:page-count="4" meta:paragraph-count="56" meta:word-count="1890" meta:character-count="12287" meta:non-whitespace-character-count="10433"/>
  </office:meta>
</office:document-meta>
</file>